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style:vertical-align="middle"/>
    </style:style>
    <style:style style:name="ce20" style:family="table-cell" style:parent-style-name="Default" style:data-style-name="N56">
      <style:table-cell-properties fo:border="thin solid #000000" style:vertical-align="middle"/>
    </style:style>
    <style:style style:name="ce2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0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1" table:style-name="ce51">
            <text:p>Organisation name</text:p>
          </table:table-cell>
          <table:table-cell office:value-type="string" table:number-columns-spanned="1" table:number-rows-spanned="3" table:content-validation-name="val1" table:style-name="ce53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53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4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5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2">
            <text:p>Grand Total paybill/staffing (payroll and non-payroll) costs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1">
            <text:p>AO/AA</text:p>
          </table:table-cell>
          <table:covered-table-cell/>
          <table:table-cell office:value-type="string" table:number-columns-spanned="2" table:number-rows-spanned="1" table:style-name="ce51">
            <text:p>EO</text:p>
          </table:table-cell>
          <table:covered-table-cell/>
          <table:table-cell office:value-type="string" table:number-columns-spanned="2" table:number-rows-spanned="1" table:style-name="ce51">
            <text:p>SEO/HEO</text:p>
          </table:table-cell>
          <table:covered-table-cell/>
          <table:table-cell office:value-type="string" table:number-columns-spanned="2" table:number-rows-spanned="1" table:style-name="ce51">
            <text:p>Grade 6/7</text:p>
          </table:table-cell>
          <table:covered-table-cell/>
          <table:table-cell office:value-type="string" table:number-columns-spanned="2" table:number-rows-spanned="1" table:style-name="ce51">
            <text:p>SCS</text:p>
          </table:table-cell>
          <table:covered-table-cell/>
          <table:table-cell office:value-type="string" table:number-columns-spanned="2" table:number-rows-spanned="1" table:style-name="ce51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5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1">
            <text:p>Interim managers</text:p>
          </table:table-cell>
          <table:covered-table-cell/>
          <table:table-cell office:value-type="string" table:number-columns-spanned="2" table:number-rows-spanned="1" table:style-name="ce41">
            <text:p>Specialist Contractors</text:p>
          </table:table-cell>
          <table:covered-table-cell/>
          <table:table-cell office:value-type="string" table:number-columns-spanned="2" table:number-rows-spanned="1" table:style-name="ce41">
            <text:p>Consultants/consultancy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1">
            <text:p>Salary</text:p>
          </table:table-cell>
          <table:table-cell office:value-type="string" table:number-columns-spanned="1" table:number-rows-spanned="2" table:style-name="ce51">
            <text:p>Allowances</text:p>
          </table:table-cell>
          <table:table-cell office:value-type="string" table:number-columns-spanned="1" table:number-rows-spanned="2" table:style-name="ce51">
            <text:p>Non-consolidated performance payments</text:p>
          </table:table-cell>
          <table:table-cell office:value-type="string" table:number-columns-spanned="1" table:number-rows-spanned="2" table:style-name="ce51">
            <text:p>Overtime</text:p>
          </table:table-cell>
          <table:table-cell office:value-type="string" table:number-columns-spanned="1" table:number-rows-spanned="2" table:style-name="ce51">
            <text:p>Employer pension contributions</text:p>
          </table:table-cell>
          <table:table-cell office:value-type="string" table:number-columns-spanned="1" table:number-rows-spanned="2" table:style-name="ce51">
            <text:p>Employer national insurance contributions</text:p>
          </table:table-cell>
          <table:table-cell office:value-type="string" table:number-columns-spanned="1" table:number-rows-spanned="2" table:style-name="ce51">
            <text:p>Total paybill for payroll staff</text:p>
          </table:table-cell>
          <table:table-cell office:value-type="string" table:number-columns-spanned="1" table:number-rows-spanned="2" table:style-name="ce5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1">
            <text:p>Total monthly cost of consultants/</text:p>
            <text:p>consultancy</text:p>
          </table:table-cell>
          <table:table-cell office:value-type="string" table:number-columns-spanned="1" table:number-rows-spanned="2" table:style-name="ce51">
            <text:p>Total non-payroll (CCL) staff costs</text:p>
          </table:table-cell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content-validation-name="val1" table:style-name="ce16">
            <text:p>Headcount</text:p>
          </table:table-cell>
          <table:table-cell office:value-type="string" table:content-validation-name="val1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59">
            <text:p>Ministerial Department</text:p>
          </table:table-cell>
          <table:table-cell office:value-type="string" table:style-name="ce63">
            <text:p>Department for International Development</text:p>
          </table:table-cell>
          <table:table-cell office:value-type="float" office:value="92" table:style-name="ce64">
            <text:p>92</text:p>
          </table:table-cell>
          <table:table-cell office:value-type="float" office:value="89.65" table:style-name="ce3">
            <text:p>89.65</text:p>
          </table:table-cell>
          <table:table-cell office:value-type="float" office:value="266" table:style-name="ce67">
            <text:p>266</text:p>
          </table:table-cell>
          <table:table-cell office:value-type="float" office:value="257.17" table:style-name="ce25">
            <text:p>257.17</text:p>
          </table:table-cell>
          <table:table-cell office:value-type="float" office:value="713" table:style-name="ce68">
            <text:p>713</text:p>
          </table:table-cell>
          <table:table-cell office:value-type="float" office:value="698.54" table:style-name="ce3">
            <text:p>698.54</text:p>
          </table:table-cell>
          <table:table-cell office:value-type="float" office:value="1387" table:style-name="ce69">
            <text:p>1387</text:p>
          </table:table-cell>
          <table:table-cell office:value-type="float" office:value="1344.54" table:style-name="ce3">
            <text:p>1344.54</text:p>
          </table:table-cell>
          <table:table-cell office:value-type="float" office:value="93" table:style-name="ce79">
            <text:p>93</text:p>
          </table:table-cell>
          <table:table-cell office:value-type="float" office:value="91.07" table:style-name="ce80">
            <text:p>91.07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2551" table:style-name="ce6">
            <text:p>2,551</text:p>
          </table:table-cell>
          <table:table-cell office:value-type="float" office:value="2480.9700000000003" table:style-name="ce22">
            <text:p>2,480.97</text:p>
          </table:table-cell>
          <table:table-cell office:value-type="float" office:value="8" table:style-name="ce54">
            <text:p>8</text:p>
          </table:table-cell>
          <table:table-cell office:value-type="float" office:value="8" table:style-name="ce55">
            <text:p>8.00</text:p>
          </table:table-cell>
          <table:table-cell office:value-type="string" table:style-name="ce56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2559" table:style-name="ce8">
            <text:p>2,559</text:p>
          </table:table-cell>
          <table:table-cell office:value-type="float" office:value="2488.9700000000003" table:style-name="ce23">
            <text:p>2,488.97</text:p>
          </table:table-cell>
          <table:table-cell office:value-type="currency" office:value="9874948.0899999999" table:style-name="ce20">
            <text:p>£9,874,948.09</text:p>
          </table:table-cell>
          <table:table-cell office:value-type="currency" office:value="0" table:style-name="ce20">
            <text:p>£0.00</text:p>
          </table:table-cell>
          <table:table-cell office:value-type="currency" office:value="180600" table:style-name="ce9">
            <text:p>£180,600.00</text:p>
          </table:table-cell>
          <table:table-cell office:value-type="currency" office:value="82961.429999999993" table:style-name="ce20">
            <text:p>£82,961.43</text:p>
          </table:table-cell>
          <table:table-cell office:value-type="currency" office:value="2138215.58" table:style-name="ce20">
            <text:p>£2,138,215.58</text:p>
          </table:table-cell>
          <table:table-cell office:value-type="currency" office:value="950344.38" table:style-name="ce19">
            <text:p>£950,344.38</text:p>
          </table:table-cell>
          <table:table-cell office:value-type="currency" office:value="13227069.48" table:style-name="ce10">
            <text:p>£13,227,069.48</text:p>
          </table:table-cell>
          <table:table-cell office:value-type="currency" office:value="38492.15" table:style-name="ce70">
            <text:p>£38,492.15</text:p>
          </table:table-cell>
          <table:table-cell office:value-type="currency" office:value="0" table:style-name="ce9">
            <text:p>£0.00</text:p>
          </table:table-cell>
          <table:table-cell office:value-type="currency" office:value="38492.15" table:style-name="ce11">
            <text:p>£38,492.15</text:p>
          </table:table-cell>
          <table:table-cell office:value-type="currency" office:value="13265561.630000001" table:style-name="ce12">
            <text:p>£13,265,561.63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61">
            <text:p>Department for International Development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float" office:value="10" table:style-name="ce82">
            <text:p>10</text:p>
          </table:table-cell>
          <table:table-cell office:value-type="float" office:value="6" table:style-name="ce83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74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0">
            <text:p>Executive Non-Departmental Public Body</text:p>
          </table:table-cell>
          <table:table-cell office:value-type="string" table:style-name="ce62">
            <text:p>Department for International Development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3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4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Soham Patel</meta:initial-creator>
    <dc:creator>Bruce MacKay</dc:creator>
    <meta:creation-date>2011-03-30T15:28:39Z</meta:creation-date>
    <dc:date>2018-07-06T13:49:39Z</dc:date>
    <meta:print-date>2011-05-16T09:46:00Z</meta:print-date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c5be8327-bdee-43d4-b872-6842edc004c0</meta:user-defined>
    <meta:user-defined meta:name="ContentTypeId">0x010100D271460B0E0D0148AC1D793C38BD0325</meta:user-defined>
  </office:meta>
</office:document-meta>
</file>